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2">Задание на работу с данными. Результаты оформить в </text:span></text:span><text:span text:style-name="Default_20_Paragraph_20_Font"><text:span text:style-name="T3">Jupyter</text:span></text:span><text:span text:style-name="Default_20_Paragraph_20_Font"><text:span text:style-name="T2"> </text:span></text:span><text:span text:style-name="Default_20_Paragraph_20_Font"><text:span text:style-name="T3">Notebook</text:span></text:span><text:span text:style-name="Default_20_Paragraph_20_Font"><text:span text:style-name="T2"> (.</text:span></text:span><text:span text:style-name="Default_20_Paragraph_20_Font"><text:span text:style-name="T3">ipynb</text:span></text:span><text:span text:style-name="Default_20_Paragraph_20_Font"><text:span text:style-name="T2"> файле)</text:span></text:span></text:p>
      <text:p text:style-name="P1"/>
      <text:p text:style-name="Standard"><text:span text:style-name="Default_20_Paragraph_20_Font"><text:span text:style-name="T1">В </text:span></text:span>csv<text:span text:style-name="Default_20_Paragraph_20_Font"><text:span text:style-name="T1"> файле </text:span></text:span>movie<text:span text:style-name="Default_20_Paragraph_20_Font"><text:span text:style-name="T1">.</text:span></text:span>csv<text:span text:style-name="Default_20_Paragraph_20_Font"><text:span text:style-name="T1"> содержатся данные о фильмах из </text:span></text:span>IMBb<text:span text:style-name="Default_20_Paragraph_20_Font"><text:span text:style-name="T1">. Требуется:</text:span></text:span></text:p>
      <text:p text:style-name="Standard"><text:span text:style-name="Default_20_Paragraph_20_Font"><text:span text:style-name="T1">1. Вывести количество недостающих значений в поле '</text:span></text:span>duration<text:span text:style-name="Default_20_Paragraph_20_Font"><text:span text:style-name="T1">'</text:span></text:span></text:p>
      <text:p text:style-name="Standard"><text:span text:style-name="Default_20_Paragraph_20_Font"><text:span text:style-name="T1">2. Заменить недостающие значения в поле '</text:span></text:span>duration<text:span text:style-name="Default_20_Paragraph_20_Font"><text:span text:style-name="T1">' медианой</text:span></text:span></text:p>
      <text:p text:style-name="Standard"><text:span text:style-name="Default_20_Paragraph_20_Font"><text:span text:style-name="T1">3. В столбце '</text:span></text:span>genres<text:span text:style-name="Default_20_Paragraph_20_Font"><text:span text:style-name="T1">' перечислены жанры, к которым относится фильм. Необходимо посчитать среднее количество жанров у фильмов</text:span></text:span></text:p>
      <text:p text:style-name="P1">4. Найти фильм/фильмы с максимальным количеством жанров.</text:p>
      <text:p text:style-name="P1">5. Найти самый часто встречаемый жанр.</text:p>
      <text:p text:style-name="Standard"><text:span text:style-name="Default_20_Paragraph_20_Font"><text:span text:style-name="T1">6. Построить сводную таблицу (</text:span></text:span>pivot<text:span text:style-name="Default_20_Paragraph_20_Font"><text:span text:style-name="T1">). В ней должна содержаться информация о том, какой суммарный бюджет фильмов в разрезе стран за год, в 2014-2016 годах включительно.</text:span></text:span></text:p>
      <text:p text:style-name="P1"/>
      <text:p text:style-name="P1"/>
      <text:p text:style-name="Standard"><text:span text:style-name="Default_20_Paragraph_20_Font"><text:span text:style-name="T2">Задание на </text:span></text:span><text:span text:style-name="Default_20_Paragraph_20_Font"><text:span text:style-name="T3">ML</text:span></text:span><text:span text:style-name="Default_20_Paragraph_20_Font"><text:span text:style-name="T2"> </text:span></text:span><text:span text:style-name="Default_20_Paragraph_20_Font"><text:span text:style-name="T3">System</text:span></text:span><text:span text:style-name="Default_20_Paragraph_20_Font"><text:span text:style-name="T2"> </text:span></text:span><text:span text:style-name="Default_20_Paragraph_20_Font"><text:span text:style-name="T3">Design</text:span></text:span><text:span text:style-name="Default_20_Paragraph_20_Font"><text:span text:style-name="T2">. Выполняется в виде текста - рассуждения в свободной форме. </text:span></text:span></text:p>
      <text:p text:style-name="P1"/>
      <text:p text:style-name="P1">Предположим, что есть производственная площадка, оборудованная несколькими камерами. На данной площадке осуществляется повторяющийся последовательный процесс, состоящий из нескольких этапов, который можно представить в виде схемы:</text:p>
      <text:p text:style-name="P1">Этап 1: Подготовка сырья</text:p>
      <text:p text:style-name="P1">Этап 2: Перемещение сырья на обработку</text:p>
      <text:p text:style-name="P1">Этап 3: Обработка</text:p>
      <text:p text:style-name="P1">Этап 4: Перемещение на фасовку</text:p>
      <text:p text:style-name="P1">Этап 5: Фасовка</text:p>
      <text:p text:style-name="P1"/>
      <text:p text:style-name="P1">Каждый из этапов имеет время начала и окончания. В каждом из этапов задействованы рабочие.</text:p>
      <text:p text:style-name="P1">Необходимо построить систему мониторинга производства. Цель – по записям с камер получить информацию о времени начала/окончания каждого этапа, а также о деятельности людей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3-28T17:59:00Z</meta:creation-date>
    <dc:date>2023-08-22T10:18:02.720984265</dc:date>
    <meta:editing-cycles>4</meta:editing-cycles>
    <meta:editing-duration>PT8M35S</meta:editing-duration>
    <meta:document-statistic meta:table-count="0" meta:image-count="0" meta:object-count="0" meta:page-count="1" meta:paragraph-count="17" meta:word-count="190" meta:character-count="1359" meta:non-whitespace-character-count="1184"/>
    <meta:template xlink:type="simple" xlink:actuate="onRequest" xlink:title="" xlink:href="Normal.dotm"/>
  </office:meta>
</office:document-meta>
</file>